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tMent.com and StartupsBoard.com Specification Document (v2.1)</text:h>
      <text:h text:style-name="Heading_20_2" text:outline-level="2">Prompt for Future ChatGPT Development Instructions</text:h>
      <text:p text:style-name="Standard">"Using the latest version of the EntMent and StartupsBoard specification document, generate the necessary technical implementation plans, design wireframes, or content blocks appropriate to the current milestone. When needed, divide outputs by platform (EntMent vs. StartupsBoard) or audience type (Ent, Ment, Investor). Treat this document as the source of truth, and check with Rick before deviating from described features, workflows, or tone."</text:p>
      <text:h text:style-name="Heading_20_2" text:outline-level="2">1. Purpose and Positioning</text:h>
      <text:p text:style-name="Standard">EntMent.com and StartupsBoard.com are twin platforms designed to serve early-stage entrepreneurs and their advisors. They enable local, interest-based chat group formation with a strong emphasis on privacy, transparency, voluntary mentorship, and non-commercial collaboration.</text:p>
      <text:h text:style-name="Heading_20_2" text:outline-level="2">2. Target Users</text:h>
      <text:p text:style-name="Standard">Ents (Entrepreneurs): Individuals or teams with startup ideas seeking help.</text:p>
      <text:p text:style-name="Standard">Ments (Mentors): Voluntary advisors.</text:p>
      <text:p text:style-name="Standard">Investors: Angel investors as specialized Ments.</text:p>
      <text:h text:style-name="Heading_20_2" text:outline-level="2">3. Core Features</text:h>
      <text:p text:style-name="Standard">Email registration, chat groups (Ent or Ment owned), editable commutable territory, moderation, document templates, public/private browsing.</text:p>
      <text:h text:style-name="Heading_20_2" text:outline-level="2">4. Interface Differentiation (UX Strategy)</text:h>
      <text:p text:style-name="Standard">EntMent: playful, cartoonish, pastel UI.</text:p>
      <text:p text:style-name="Standard">StartupsBoard: professional, structured, text-based UI.</text:p>
      <text:h text:style-name="Heading_20_2" text:outline-level="2">5. Demo Group</text:h>
      <text:p text:style-name="Standard">Demo chat group with fake users to showcase confidentiality flow and group dynamics.</text:p>
      <text:h text:style-name="Heading_20_2" text:outline-level="2">6. Privacy and Document Handling</text:h>
      <text:p text:style-name="Standard">Uploads become public unless submitted to a private subgroup. Stage 2 NDA required for sensitive content.</text:p>
      <text:h text:style-name="Heading_20_2" text:outline-level="2">7. Ment and Ent Dynamics</text:h>
      <text:p text:style-name="Standard">Ment groups: multiple Ments, public strawman advisory doc.</text:p>
      <text:p text:style-name="Standard">Ent groups: single Ent, public pitch deck.</text:p>
      <text:p text:style-name="Standard">Private access based on role and NDA signing.</text:p>
      <text:h text:style-name="Heading_20_2" text:outline-level="2">8. Investor Role</text:h>
      <text:p text:style-name="Standard">Investors join as special Mentors. Access investment resources. Optional Intent to Donate agreement.</text:p>
      <text:h text:style-name="Heading_20_2" text:outline-level="2"><text:soft-page-break/>9. Chat Group Governance</text:h>
      <text:p text:style-name="Standard">Founders lead. Can assign leaders. Deletion requires unanimous leader consent.</text:p>
      <text:h text:style-name="Heading_20_2" text:outline-level="2">10. Moderation and Monitoring</text:h>
      <text:p text:style-name="Standard">Moderated by group leaders at launch. BeAxa AI stack introduced later.</text:p>
      <text:h text:style-name="Heading_20_2" text:outline-level="2">11. Resource Library</text:h>
      <text:p text:style-name="Standard">Confidentiality templates, pitch decks, investment guides, governance practices.</text:p>
      <text:h text:style-name="Heading_20_2" text:outline-level="2">12. Hosting and Location</text:h>
      <text:p text:style-name="Standard">Hosted by GoDaddy. Administered by a Toronto-based user.</text:p>
      <text:h text:style-name="Heading_20_2" text:outline-level="2">13. User Onboarding Flow</text:h>
      <text:p text:style-name="Standard">Select role, verify email, edit commutable zone polygon, optional LinkedIn and experience tags.</text:p>
      <text:h text:style-name="Heading_20_2" text:outline-level="2">14. Interactive Map Module</text:h>
      <text:p text:style-name="Standard">Leaflet.js or Mapbox. Editable 8-point polygon. Blur outside area. Public groups highlighted.</text:p>
      <text:h text:style-name="Heading_20_2" text:outline-level="2">15. Avatar + User Labeling</text:h>
      <text:p text:style-name="Standard">Color-coded avatars: red (Ent), blue (Ment), gold (Investor). Icons for founder, moderator.</text:p>
      <text:h text:style-name="Heading_20_2" text:outline-level="2">16. Chat System Design</text:h>
      <text:p text:style-name="Standard">WebSocket-based, threaded public chat, flat private chat, emoji, likes, PDF upload.</text:p>
      <text:h text:style-name="Heading_20_2" text:outline-level="2">17. Notifications &amp; Access Control</text:h>
      <text:p text:style-name="Standard">Notifications for document updates, requests, promotions. Admin dashboard tools.</text:p>
      <text:h text:style-name="Heading_20_2" text:outline-level="2">18. Group Visibility Rules</text:h>
      <text:p text:style-name="Standard">Public groups are discoverable. Private groups accessed via invite or link.</text:p>
      <text:h text:style-name="Heading_20_2" text:outline-level="2">19. Visual Design Themes</text:h>
      <text:p text:style-name="Standard">EntMent: soft buttons, hover animations.</text:p>
      <text:p text:style-name="Standard">StartupsBoard: tooltips, keyboard nav, grid lay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0" meta:image-count="0" meta:object-count="0" meta:page-count="2" meta:paragraph-count="47" meta:word-count="410" meta:character-count="3019"/>
    <dc:date>2025-06-09T15:02:16.37</dc:date>
    <dc:creator>Christine Ballard</dc:creator>
    <meta:editing-duration>PT8M53S</meta:editing-duration>
    <meta:editing-cycles>1</meta:editing-cycles>
  </office:meta>
</office:document-meta>
</file>